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officeooo:rsid="00489e84" officeooo:paragraph-rsid="012a7e0e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9" style:family="paragraph" style:parent-style-name="Footnote">
      <style:text-properties officeooo:rsid="0074298b" officeooo:paragraph-rsid="0074298b"/>
    </style:style>
    <style:style style:name="P10" style:family="paragraph" style:parent-style-name="Footnote">
      <style:text-properties officeooo:rsid="01300248" officeooo:paragraph-rsid="01300248"/>
    </style:style>
    <style:style style:name="P11" style:family="paragraph" style:parent-style-name="Footnote">
      <style:text-properties officeooo:rsid="0522dfb5" officeooo:paragraph-rsid="0522dfb5"/>
    </style:style>
    <style:style style:name="P12" style:family="paragraph" style:parent-style-name="Footnote">
      <style:text-properties officeooo:rsid="0131f044" officeooo:paragraph-rsid="0188a4df"/>
    </style:style>
    <style:style style:name="P13" style:family="paragraph" style:parent-style-name="Standard">
      <style:text-properties officeooo:paragraph-rsid="01705ff9"/>
    </style:style>
    <style:style style:name="P14" style:family="paragraph" style:parent-style-name="Standard" style:list-style-name="L1">
      <style:text-properties officeooo:paragraph-rsid="019a3860"/>
    </style:style>
    <style:style style:name="P15" style:family="paragraph" style:parent-style-name="Standard" style:list-style-name="L1">
      <style:text-properties officeooo:paragraph-rsid="01a76768"/>
    </style:style>
    <style:style style:name="P16" style:family="paragraph" style:parent-style-name="Standard" style:list-style-name="L1">
      <style:paragraph-properties fo:line-height="100%"/>
    </style:style>
    <style:style style:name="P17" style:family="paragraph" style:parent-style-name="Standard" style:list-style-name="L1">
      <style:paragraph-properties fo:line-height="100%"/>
      <style:text-properties officeooo:paragraph-rsid="018eb476"/>
    </style:style>
    <style:style style:name="P18" style:family="paragraph" style:parent-style-name="Standard" style:list-style-name="L1">
      <style:paragraph-properties fo:line-height="100%"/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 style:list-style-name="L1">
      <style:text-properties style:font-name="Ubuntu3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 style:list-style-name="L1">
      <style:text-properties style:font-name="Bitstream Vera Sans" fo:font-size="10pt" fo:language="nl" fo:country="NL" officeooo:paragraph-rsid="01a76768" fo:background-color="transparent" style:font-size-asian="10pt" style:language-asian="nl" style:country-asian="NL" style:font-name-complex="Bitstream Vera Sans" style:font-size-complex="10pt"/>
    </style:style>
    <style:style style:name="P21" style:family="paragraph" style:parent-style-name="Standard" style:list-style-name="L1">
      <style:text-properties style:font-name="Bitstream Vera Sans" fo:font-size="10pt" fo:language="nl" fo:country="NL" officeooo:paragraph-rsid="019946cc" fo:background-color="transparent" style:font-size-asian="10pt" style:language-asian="nl" style:country-asian="NL" style:font-name-complex="Bitstream Vera Sans" style:font-size-complex="10pt"/>
    </style:style>
    <style:style style:name="P22" style:family="paragraph" style:parent-style-name="Standard" style:list-style-name="L1" style:master-page-name="Standard">
      <style:paragraph-properties style:page-number="auto"/>
      <style:text-properties officeooo:paragraph-rsid="0105a2cf"/>
    </style:style>
    <style:style style:name="P23" style:family="paragraph" style:parent-style-name="Standard" style:list-style-name="L1">
      <style:paragraph-properties fo:text-align="center" style:justify-single-word="false" fo:padding="0.049cm" fo:border="0.06pt solid #000000" style:shadow="none" style:writing-mode="lr-tb"/>
    </style:style>
    <style:style style:name="P2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9f990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paragraph-rsid="01a767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77274a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/>
    </style:style>
    <style:style style:name="P2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08d3585" officeooo:paragraph-rsid="00e0f6d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officeooo:rsid="00489e84" officeooo:paragraph-rsid="01196264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officeooo:rsid="00489e84" officeooo:paragraph-rsid="018e6069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officeooo:rsid="00489e84" officeooo:paragraph-rsid="012a7e0e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1pt" fo:language="nl" fo:country="NL" fo:font-style="normal" style:text-underline-style="none" fo:font-weight="normal" officeooo:rsid="00489e84" officeooo:paragraph-rsid="018d32e3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e1e50" officeooo:paragraph-rsid="0119626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196264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b981e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5a732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ab920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3e52d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41c365"/>
    </style:style>
    <style:style style:name="P4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1dd032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c66a4"/>
    </style:style>
    <style:style style:name="P4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bbd1b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f9906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a76768"/>
    </style:style>
    <style:style style:name="P4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9b981e"/>
    </style:style>
    <style:style style:name="P4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9f9906"/>
    </style:style>
    <style:style style:name="P4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c36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19626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1be74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1de31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31f04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42047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9daf7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e1e5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bbab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7acb7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811d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8945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ab9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8d32e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95a73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89e8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cd21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634d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71b61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489e84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6cd21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71b61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6a1ff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font-style="normal" style:text-underline-style="none" fo:font-weight="normal" officeooo:rsid="05223cd8" style:font-size-asian="12pt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style:text-underline-style="none" fo:font-weight="normal" officeooo:rsid="05272449" style:font-size-asian="12pt" style:font-weight-asian="normal" style:font-size-complex="12pt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style:text-underline-style="none" fo:font-weight="normal" officeooo:rsid="0526a1ff" style:font-size-asian="12pt" style:font-weight-asian="normal" style:font-size-complex="12pt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38" style:family="text">
      <style:text-properties fo:color="#000000" style:text-line-through-style="none" style:text-line-through-type="none" fo:font-size="12pt" style:text-underline-style="none" fo:font-weight="normal" style:font-size-asian="12pt" style:font-weight-asian="normal" style:font-size-complex="12pt" style:font-weight-complex="normal"/>
    </style:style>
    <style:style style:name="T39" style:family="text">
      <style:text-properties fo:color="#000000" style:text-line-through-style="none" style:text-line-through-type="none" fo:font-size="12pt" fo:language="nl" fo:country="NL" style:text-underline-style="none" fo:font-weight="normal" officeooo:rsid="017894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text-line-through-style="none" style:text-line-through-type="none" fo:font-size="12pt" fo:language="nl" fo:country="NL" style:text-underline-style="none" fo:font-weight="normal" officeooo:rsid="0178dd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officeooo:rsid="007c3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officeooo:rsid="011be74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style:text-line-through-style="none" style:text-line-through-type="none" fo:language="nl" fo:country="NL" fo:font-style="normal" style:text-underline-style="none" officeooo:rsid="011dd032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style:text-line-through-style="none" style:text-line-through-type="none" fo:language="nl" fo:country="NL" fo:font-style="normal" style:text-underline-style="none" officeooo:rsid="01420479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style:text-line-through-style="none" style:text-line-through-type="none" fo:language="nl" fo:country="NL" fo:font-style="normal" style:text-underline-style="none" officeooo:rsid="0178e654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style:text-line-through-style="none" style:text-line-through-type="none" fo:language="nl" fo:country="NL" fo:font-style="normal" style:text-underline-style="none" officeooo:rsid="017acb7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fo:color="#000000" style:text-line-through-style="none" style:text-line-through-type="none" fo:language="nl" fo:country="NL" fo:font-style="normal" style:text-underline-style="none" officeooo:rsid="0188945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8" style:family="text">
      <style:text-properties fo:color="#000000" style:text-line-through-style="none" style:text-line-through-type="none" fo:language="nl" fo:country="NL" fo:font-style="normal" style:text-underline-style="none" officeooo:rsid="018ab92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9" style:family="text">
      <style:text-properties fo:color="#000000" style:text-line-through-style="none" style:text-line-through-type="none" fo:language="nl" fo:country="NL" fo:font-style="normal" style:text-underline-style="none" officeooo:rsid="018d32e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fo:language="nl" fo:country="NL" fo:font-style="normal" fo:font-weight="normal" officeooo:rsid="007c366f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fo:language="nl" fo:country="NL" fo:font-style="normal" fo:font-weight="normal" officeooo:rsid="01420479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fo:language="nl" fo:country="NL" fo:font-style="normal" fo:font-weight="normal" officeooo:rsid="01879669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fo:language="nl" fo:country="NL" fo:font-style="normal" fo:font-weight="normal" officeooo:rsid="018811d0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fo:language="nl" fo:country="NL" fo:font-weight="normal" officeooo:rsid="0142047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text-line-through-style="none" style:text-line-through-type="none" fo:language="nl" fo:country="NL" fo:font-weight="normal" officeooo:rsid="018ab92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3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3" fo:font-size="12pt" fo:language="nl" fo:country="NL" fo:font-weight="normal" officeooo:rsid="007b35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3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3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3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3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3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3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3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3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3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3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3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3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3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font-name="Ubuntu3" fo:font-size="12pt" fo:language="nl" fo:country="NL" fo:font-style="normal" style:text-underline-style="none" fo:font-weight="normal" officeooo:rsid="0021e46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font-name="Ubuntu3" fo:font-size="12pt" fo:language="nl" fo:country="NL" fo:font-style="normal" style:text-underline-style="none" fo:font-weight="normal" officeooo:rsid="003630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font-name="Ubuntu3" fo:font-size="12pt" fo:language="nl" fo:country="NL" fo:font-style="normal" style:text-underline-style="none" fo:font-weight="normal" officeooo:rsid="00621d3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font-name="Ubuntu3" fo:font-size="12pt" fo:language="nl" fo:country="NL" fo:font-style="normal" style:text-underline-style="none" fo:font-weight="normal" officeooo:rsid="001a58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font-name="Ubuntu3" fo:font-size="12pt" fo:language="nl" fo:country="NL" fo:font-style="normal" style:text-underline-style="none" fo:font-weight="normal" officeooo:rsid="077274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font-name="Ubuntu3" fo:font-size="12pt" fo:language="nl" fo:country="NL" fo:font-style="normal" style:text-underline-style="none" fo:font-weight="normal" officeooo:rsid="0181027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font-name="Ubuntu3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font-name="Ubuntu3" fo:font-size="12pt" fo:language="nl" fo:country="NL" fo:font-style="normal" style:text-underline-style="none" fo:font-weight="normal" officeooo:rsid="0154e8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font-name="Ubuntu3" fo:font-size="12pt" fo:language="nl" fo:country="NL" fo:font-style="normal" style:text-underline-style="none" fo:font-weight="normal" officeooo:rsid="01a767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fo:language="nl" fo:country="NL" fo:font-weight="normal" officeooo:rsid="003e979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fo:language="nl" fo:country="NL" fo:font-weight="normal" officeooo:rsid="005f60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fo:language="nl" fo:country="NL" fo:font-weight="normal" officeooo:rsid="015989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fo:language="nl" fo:country="NL" fo:font-weight="normal" officeooo:rsid="0181027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0" style:family="text">
      <style:text-properties fo:color="#000000" fo:language="nl" fo:country="NL" fo:background-color="transparent" loext:char-shading-value="0" style:font-size-asian="12pt" style:language-asian="nl" style:country-asian="NL" style:font-size-complex="12pt"/>
    </style:style>
    <style:style style:name="T91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style:font-name="Ubuntu3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style:font-name="Ubuntu3" fo:font-size="12pt" fo:language="nl" fo:country="NL" officeooo:rsid="00da78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style:font-name="Ubuntu3" fo:font-size="12pt" fo:language="nl" fo:country="NL" officeooo:rsid="01639b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style:font-name="Ubuntu3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style:text-line-through-style="none" style:text-line-through-type="none" style:font-name="Ubuntu3" fo:font-size="12pt" style:font-size-asian="12pt" style:font-size-complex="12pt"/>
    </style:style>
    <style:style style:name="T98" style:family="text">
      <style:text-properties style:text-line-through-style="none" style:text-line-through-type="none" style:font-name="Ubuntu3" fo:font-size="12pt" officeooo:rsid="006cd21c" style:font-size-asian="12pt" style:font-size-complex="12pt"/>
    </style:style>
    <style:style style:name="T99" style:family="text">
      <style:text-properties style:text-line-through-style="none" style:text-line-through-type="none" style:font-name="Ubuntu3" fo:font-size="12pt" officeooo:rsid="0071b610" style:font-size-asian="12pt" style:font-size-complex="12pt"/>
    </style:style>
    <style:style style:name="T100" style:family="text">
      <style:text-properties style:text-line-through-style="none" style:text-line-through-type="none" style:font-name="Ubuntu3" fo:font-size="12pt" officeooo:rsid="011e4906" style:font-size-asian="12pt" style:font-size-complex="12pt"/>
    </style:style>
    <style:style style:name="T101" style:family="text">
      <style:text-properties style:text-line-through-style="none" style:text-line-through-type="none" style:font-name="Ubuntu3" fo:font-size="12pt" fo:font-weight="normal" officeooo:rsid="011be74f" style:font-size-asian="12pt" style:font-weight-asian="normal" style:font-size-complex="12pt" style:font-weight-complex="normal"/>
    </style:style>
    <style:style style:name="T102" style:family="text">
      <style:text-properties style:text-line-through-style="none" style:text-line-through-type="none" style:font-name="Ubuntu3" fo:font-size="12pt" fo:font-weight="normal" officeooo:rsid="007c366f" style:font-size-asian="12pt" style:font-weight-asian="normal" style:font-size-complex="12pt" style:font-weight-complex="normal"/>
    </style:style>
    <style:style style:name="T103" style:family="text">
      <style:text-properties style:text-line-through-style="none" style:text-line-through-type="none" style:font-name="Ubuntu3" fo:font-size="12pt" fo:font-weight="normal" officeooo:rsid="018d32e3" style:font-size-asian="12pt" style:font-weight-asian="normal" style:font-size-complex="12pt" style:font-weight-complex="normal"/>
    </style:style>
    <style:style style:name="T104" style:family="text">
      <style:text-properties style:text-line-through-style="none" style:text-line-through-type="none" style:font-name="Ubuntu3" fo:font-size="12pt" fo:font-style="normal" fo:font-weight="normal" officeooo:rsid="0526a1ff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text-line-through-style="none" style:text-line-through-type="none" fo:font-size="12pt" style:font-size-asian="12pt" style:font-size-complex="12pt"/>
    </style:style>
    <style:style style:name="T106" style:family="text">
      <style:text-properties style:text-line-through-style="none" style:text-line-through-type="none" fo:font-size="12pt" officeooo:rsid="00bddfbe" style:font-size-asian="12pt" style:font-size-complex="12pt"/>
    </style:style>
    <style:style style:name="T107" style:family="text">
      <style:text-properties style:text-line-through-style="none" style:text-line-through-type="none" fo:font-size="12pt" officeooo:rsid="006cd21c" style:font-size-asian="12pt" style:font-size-complex="12pt"/>
    </style:style>
    <style:style style:name="T108" style:family="text">
      <style:text-properties style:text-line-through-style="none" style:text-line-through-type="none" fo:font-size="12pt" officeooo:rsid="00709d24" style:font-size-asian="12pt" style:font-size-complex="12pt"/>
    </style:style>
    <style:style style:name="T109" style:family="text">
      <style:text-properties style:text-line-through-style="none" style:text-line-through-type="none" fo:font-size="12pt" officeooo:rsid="006f3653" style:font-size-asian="12pt" style:font-size-complex="12pt"/>
    </style:style>
    <style:style style:name="T110" style:family="text">
      <style:text-properties style:text-line-through-style="none" style:text-line-through-type="none" fo:font-size="12pt" officeooo:rsid="00634d2c" style:font-size-asian="12pt" style:font-size-complex="12pt"/>
    </style:style>
    <style:style style:name="T111" style:family="text">
      <style:text-properties style:text-line-through-style="none" style:text-line-through-type="none" fo:font-size="12pt" officeooo:rsid="0071b610" style:font-size-asian="12pt" style:font-size-complex="12pt"/>
    </style:style>
    <style:style style:name="T112" style:family="text">
      <style:text-properties style:text-line-through-style="none" style:text-line-through-type="none" fo:font-size="12pt" officeooo:rsid="011e4906" style:font-size-asian="12pt" style:font-size-complex="12pt"/>
    </style:style>
    <style:style style:name="T113" style:family="text">
      <style:text-properties style:text-line-through-style="none" style:text-line-through-type="none" fo:font-size="12pt" officeooo:rsid="01300248" style:font-size-asian="12pt" style:font-size-complex="12pt"/>
    </style:style>
    <style:style style:name="T114" style:family="text">
      <style:text-properties style:text-line-through-style="none" style:text-line-through-type="none" fo:font-size="12pt" officeooo:rsid="007c366f" style:font-size-asian="12pt" style:font-size-complex="12pt"/>
    </style:style>
    <style:style style:name="T115" style:family="text">
      <style:text-properties style:text-line-through-style="none" style:text-line-through-type="none" fo:font-size="12pt" officeooo:rsid="017e5318" style:font-size-asian="12pt" style:font-size-complex="12pt"/>
    </style:style>
    <style:style style:name="T116" style:family="text">
      <style:text-properties style:text-line-through-style="none" style:text-line-through-type="none" fo:font-size="12pt" officeooo:rsid="017edf78" style:font-size-asian="12pt" style:font-size-complex="12pt"/>
    </style:style>
    <style:style style:name="T117" style:family="text">
      <style:text-properties style:text-line-through-style="none" style:text-line-through-type="none" fo:font-size="12pt" officeooo:rsid="017ee9c3" style:font-size-asian="12pt" style:font-size-complex="12pt"/>
    </style:style>
    <style:style style:name="T118" style:family="text">
      <style:text-properties style:text-line-through-style="none" style:text-line-through-type="none" fo:font-size="12pt" officeooo:rsid="0180d6fb" style:font-size-asian="12pt" style:font-size-complex="12pt"/>
    </style:style>
    <style:style style:name="T119" style:family="text">
      <style:text-properties style:text-line-through-style="none" style:text-line-through-type="none" fo:font-size="12pt" officeooo:rsid="018e6069" style:font-size-asian="12pt" style:font-size-complex="12pt"/>
    </style:style>
    <style:style style:name="T120" style:family="text">
      <style:text-properties style:text-line-through-style="none" style:text-line-through-type="none" officeooo:rsid="011e4906" style:font-size-asian="12pt" style:font-size-complex="12pt"/>
    </style:style>
    <style:style style:name="T121" style:family="text">
      <style:text-properties style:text-line-through-style="none" style:text-line-through-type="none" officeooo:rsid="011be74f" style:font-size-asian="12pt" style:font-size-complex="12pt"/>
    </style:style>
    <style:style style:name="T122" style:family="text">
      <style:text-properties style:text-line-through-style="none" style:text-line-through-type="none" officeooo:rsid="007c366f" style:font-size-asian="12pt" style:font-size-complex="12pt"/>
    </style:style>
    <style:style style:name="T123" style:family="text">
      <style:text-properties style:text-line-through-style="none" style:text-line-through-type="none" officeooo:rsid="018d32e3" style:font-size-asian="12pt" style:font-size-complex="12pt"/>
    </style:style>
    <style:style style:name="T124" style:family="text">
      <style:text-properties style:text-line-through-style="none" style:text-line-through-type="none" fo:font-weight="normal" style:font-size-asian="12pt" style:font-weight-asian="normal" style:font-size-complex="12pt" style:font-weight-complex="normal"/>
    </style:style>
    <style:style style:name="T125" style:family="text">
      <style:text-properties style:use-window-font-color="true" style:text-line-through-style="none" style:text-line-through-type="none" fo:font-size="12pt" style:text-underline-style="none" fo:font-weight="normal" officeooo:rsid="00fb0155" style:font-size-asian="12pt" style:font-weight-asian="normal" style:font-size-complex="12pt" style:font-weight-complex="normal"/>
    </style:style>
    <style:style style:name="T12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font-size="12pt" style:font-size-asian="12pt" style:font-size-complex="12pt"/>
    </style:style>
    <style:style style:name="T128" style:family="text">
      <style:text-properties fo:font-size="12pt" style:text-underline-style="none" style:font-size-asian="12pt" style:font-size-complex="12pt"/>
    </style:style>
    <style:style style:name="T129" style:family="text">
      <style:text-properties fo:font-size="12pt" style:text-underline-style="none" officeooo:rsid="008d3585" style:font-size-asian="12pt" style:font-size-complex="12pt"/>
    </style:style>
    <style:style style:name="T130" style:family="text">
      <style:text-properties fo:font-size="12pt" style:text-underline-style="none" officeooo:rsid="011de310" style:font-size-asian="12pt" style:font-size-complex="12pt"/>
    </style:style>
    <style:style style:name="T131" style:family="text">
      <style:text-properties fo:font-size="12pt" style:text-underline-style="none" officeooo:rsid="0186bb27" style:font-size-asian="12pt" style:font-size-complex="12pt"/>
    </style:style>
    <style:style style:name="T132" style:family="text">
      <style:text-properties officeooo:rsid="0136c6f9"/>
    </style:style>
    <style:style style:name="T133" style:family="text">
      <style:text-properties officeooo:rsid="014b3cbb"/>
    </style:style>
    <style:style style:name="T134" style:family="text">
      <style:text-properties style:font-size-asian="12pt" style:font-size-complex="12pt"/>
    </style:style>
    <style:style style:name="T135" style:family="text">
      <style:text-properties officeooo:rsid="0181027b" style:font-size-asian="12pt" style:font-size-complex="12pt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officeooo:rsid="0188a4df"/>
    </style:style>
    <style:style style:name="T138" style:family="text">
      <style:text-properties officeooo:rsid="0189b04e"/>
    </style:style>
    <style:style style:name="T139" style:family="text">
      <style:text-properties officeooo:rsid="019741d4"/>
    </style:style>
    <style:style style:name="T140" style:family="text">
      <style:text-properties officeooo:rsid="01abc67c"/>
    </style:style>
    <text:list-style style:name="L1">
      <text:list-level-style-number text:level="1" text:style-name="Numbering_20_Symbols" style:num-suffix=". " style:num-format="1">
        <style:list-level-properties/>
      </text:list-level-style-number>
      <text:list-level-style-number text:level="2" text:style-name="Numbering_20_Symbols" style:num-suffix="." style:num-format="1" text:display-levels="2">
        <style:list-level-properties text:space-before="0.45cm" text:min-label-width="1cm"/>
      </text:list-level-style-number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Keuzevak 1" form:control-implementation="ooo:com.sun.star.form.component.CheckBox" xml:id="control1" form:id="control1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32261948" text:style-name="L1">
        <text:list-header>
          <text:p text:style-name="P22"><text:span text:style-name="Strong_20_Emphasis"><text:span text:style-name="T67">C</text:span></text:span><text:span text:style-name="Strong_20_Emphasis"><text:span text:style-name="T57">h</text:span></text:span><text:span text:style-name="Strong_20_Emphasis"><text:span text:style-name="T56">ecklist voor </text:span></text:span><text:span text:style-name="Strong_20_Emphasis"><text:span text:style-name="T58">het</text:span></text:span><text:span text:style-name="Strong_20_Emphasis"><text:span text:style-name="T56"> install</text:span></text:span><text:span text:style-name="Strong_20_Emphasis"><text:span text:style-name="T58">eren</text:span></text:span><text:span text:style-name="Strong_20_Emphasis"><text:span text:style-name="T56"> van </text:span></text:span><text:reference-mark-start text:name="Distributie"/><text:span text:style-name="Strong_20_Emphasis"><text:span text:style-name="T68">Ubunt</text:span></text:span><text:span text:style-name="Strong_20_Emphasis"><text:span text:style-name="T70">u</text:span></text:span><text:reference-mark-end text:name="Distributie"/><text:span text:style-name="Strong_20_Emphasis"><text:span text:style-name="T68"> </text:span></text:span><text:reference-mark-start text:name="Versie"/><text:span text:style-name="Strong_20_Emphasis"><text:span text:style-name="T68">1</text:span></text:span><text:span text:style-name="Strong_20_Emphasis"><text:span text:style-name="T71">8</text:span></text:span><text:span text:style-name="Strong_20_Emphasis"><text:span text:style-name="T68">.</text:span></text:span><text:span text:style-name="Strong_20_Emphasis"><text:span text:style-name="T71">04 LTS</text:span></text:span><text:reference-mark-end text:name="Versie"/><text:span text:style-name="Strong_20_Emphasis"><text:span text:style-name="T56"> </text:span></text:span><text:reference-mark-start text:name="Editie"/><text:span text:style-name="Strong_20_Emphasis"><text:span text:style-name="T59">desktop</text:span></text:span><text:reference-mark-end text:name="Editie"/><text:span text:style-name="Strong_20_Emphasis"><text:span text:style-name="T60"> </text:span></text:span><text:span text:style-name="Strong_20_Emphasis"><text:span text:style-name="T56">op </text:span></text:span><text:reference-mark-start text:name="Computernaam"/><text:span text:style-name="T140">pc</text:span><text:span text:style-name="Strong_20_Emphasis"><text:span text:style-name="T61">04</text:span></text:span><text:reference-mark-end text:name="Computernaam"/><text:span text:style-name="T62">.</text:span><text:span text:style-name="Strong_20_Emphasis"><text:span text:style-name="T56"><text:line-break/></text:span></text:span></text:p>
          <text:p text:style-name="P23"><text:span text:style-name="T84">Gebruik </text:span><text:span text:style-name="T87">ook</text:span><text:span text:style-name="T84"> Checklist </text:span><text:span text:style-name="T85">i</text:span><text:span text:style-name="T84">nstall</text:span><text:span text:style-name="T86">atie </text:span><text:span text:style-name="T86"><text:reference-ref text:reference-format="text" text:ref-name="Distributie">Ubuntu</text:reference-ref></text:span><text:span text:style-name="T84"><text:s/></text:span><text:span text:style-name="T84"><text:reference-ref text:reference-format="text" text:ref-name="Versie">18.04 LTS</text:reference-ref></text:span><text:span text:style-name="T84"><text:s/></text:span><text:span text:style-name="T84"><text:reference-ref text:reference-format="text" text:ref-name="Editie">desktop</text:reference-ref></text:span></text:p>
          <text:p text:style-name="P16"><text:span text:style-name="Citation"><text:span text:style-name="T84"/></text:span></text:p>
          <text:p text:style-name="P17"><text:span text:style-name="T56">Kijk op </text:span><text:a xlink:type="simple" xlink:href="http://karelzimmer.nl/" text:style-name="Internet_20_link" text:visited-style-name="Visited_20_Internet_20_Link"><text:span text:style-name="Internet_20_link"><text:span text:style-name="T91">karelzimmer.nl</text:span></text:span></text:a><text:span text:style-name="T56"> </text:span><text:span text:style-name="T5">voor</text:span><text:span text:style-name="T4"> </text:span><text:span text:style-name="T126">deze en andere </text:span><text:span text:style-name="T13">checklists, scripts, en overige bestanden.</text:span></text:p>
          <text:p text:style-name="P18"/>
          <text:p text:style-name="P18">Dit is een invulbare PDF met keuzevakken; <text:span text:style-name="T139">a</text:span>fdrukken is niet noodzakelijk.</text:p>
        </text:list-header>
      </text:list>
      <text:p text:style-name="P5"/>
      <text:p text:style-name="P5"><text:span text:style-name="Strong_20_Emphasis"><text:span text:style-name="T56"/></text:span></text:p>
      <text:p text:style-name="P5"><text:span text:style-name="Definition"><text:span text:style-name="T94">g</text:span></text:span><text:span text:style-name="Definition"><text:span text:style-name="T92">ebruiker</text:span></text:span><text:span text:style-name="T56"><text:tab/><text:tab/><text:tab/></text:span><text:span text:style-name="User_20_Entry"><text:span text:style-name="T90">Nina Zimmer</text:span></text:span></text:p>
      <text:p text:style-name="P6"><text:span text:style-name="Definition"><text:span text:style-name="T94">g</text:span></text:span><text:span text:style-name="Definition"><text:span text:style-name="T92">ebruikersnaam<text:tab/></text:span></text:span><text:span text:style-name="User_20_Entry"><text:span text:style-name="T90">nina</text:span></text:span></text:p>
      <text:p text:style-name="P8"><text:span text:style-name="Definition"><text:span text:style-name="T94">c</text:span></text:span><text:span text:style-name="Definition"><text:span text:style-name="T92">omputernaam</text:span></text:span><text:span text:style-name="Definition"><text:span text:style-name="T93"><text:tab/></text:span></text:span><text:span text:style-name="User_20_Entry"><text:span text:style-name="T89"><text:reference-ref text:reference-format="text" text:ref-name="Computernaam">pc04</text:reference-ref></text:span></text:span><text:span text:style-name="T63"> <text:tab/><text:tab/><text:tab/><text:tab/>(</text:span><text:span text:style-name="T69">N</text:span><text:span text:style-name="T64">aast </text:span><text:span text:style-name="T65">W</text:span><text:span text:style-name="T66">indows </text:span><text:span text:style-name="T65">8 – </text:span><text:span text:style-name="T64">dual boot</text:span><text:span text:style-name="T63">)</text:span></text:p>
      <text:p text:style-name="P7"><text:span text:style-name="Definition"><text:span text:style-name="T94">o</text:span></text:span><text:span text:style-name="Definition"><text:span text:style-name="T95">pstartmenu</text:span></text:span><text:span text:style-name="T56"><text:tab/><text:tab/></text:span><text:span text:style-name="User_20_Entry"><text:span text:style-name="T90">F12</text:span></text:span></text:p>
      <text:p text:style-name="P13"><text:span text:style-name="Definition"><text:span text:style-name="T94">i</text:span></text:span><text:span text:style-name="Definition"><text:span text:style-name="T95">nstellingen</text:span></text:span><text:span text:style-name="T56"><text:tab/><text:tab/></text:span><text:span text:style-name="User_20_Entry"><text:span text:style-name="T90">F2</text:span></text:span></text:p>
      <text:p text:style-name="P3"><text:span text:style-name="Definition"><text:span text:style-name="T96"/></text:span></text:p>
      <text:p text:style-name="P2"/>
      <text:list xml:id="list93127688494644" text:continue-numbering="true" text:style-name="L1">
        <text:list-item>
          <text:p text:style-name="P14"><text:span text:style-name="T127">Installatie voorbereiden </text:span><text:span text:style-name="T134">(naast </text:span><text:span text:style-name="T135">Checklist installatie </text:span><text:span text:style-name="T82"><text:reference-ref text:reference-format="text" text:ref-name="Distributie">Ubuntu</text:reference-ref></text:span><text:span text:style-name="T82"><text:s/></text:span><text:span text:style-name="T83"><text:reference-ref text:reference-format="text" text:ref-name="Versie">18.04 LTS</text:reference-ref></text:span><text:span text:style-name="T82"><text:s/></text:span><text:span text:style-name="T82"><text:reference-ref text:reference-format="text" text:ref-name="Editie">desktop</text:reference-ref></text:span><text:span text:style-name="T134">)</text:span></text:p>
          <text:p text:style-name="P24"/>
          <text:list>
            <text:list-item>
              <text:p text:style-name="P35"><text:span text:style-name="T6"><draw:control text:anchor-type="as-char" draw:z-index="0" draw:style-name="gr1" draw:text-style-name="P48" svg:width="0.35cm" svg:height="0.35cm" draw:control="control1"/></text:span><text:span text:style-name="T6"><text:tab/></text:span><text:span text:style-name="T14">H</text:span><text:span text:style-name="T15">erstel </text:span><text:span text:style-name="T16">indien nodig </text:span><text:span text:style-name="T15">Windows 8 via Windows Herstelback-up USB-stick.</text:span></text:p>
              <text:p text:style-name="P33"/>
            </text:list-item>
            <text:list-item>
              <text:p text:style-name="P29"><text:span text:style-name="T106"><draw:control text:anchor-type="as-char" draw:z-index="5" draw:style-name="gr1" draw:text-style-name="P48" svg:width="0.35cm" svg:height="0.35cm" draw:control="control6"/></text:span><text:span text:style-name="T106"><text:tab/></text:span><text:span text:style-name="T116">Om het </text:span><text:span text:style-name="T107">opstartmenu </text:span><text:span text:style-name="T116">te </text:span><text:span text:style-name="T117">activeren</text:span><text:span text:style-name="T116"> d</text:span><text:span text:style-name="T108">ruk de</text:span><text:span text:style-name="T105"> </text:span><text:span text:style-name="Strong_20_Emphasis"><text:span text:style-name="T97">F2</text:span></text:span><text:span text:style-name="T105">-toets</text:span><text:span text:style-name="T109"> bij het opstarten </text:span><text:span text:style-name="T118">van de<text:line-break/><text:tab/><text:tab/>PC.</text:span><text:span text:style-name="T105"><text:line-break/><text:tab/><text:tab/>Ga naar </text:span><text:span text:style-name="Strong_20_Emphasis"><text:span text:style-name="T98">Main</text:span></text:span><text:span text:style-name="T105"> &gt; </text:span><text:span text:style-name="Strong_20_Emphasis"><text:span text:style-name="T98">F12 Boot Menu </text:span></text:span><text:span text:style-name="T105">en zet </text:span><text:span text:style-name="T110">deze op </text:span><text:span text:style-name="Strong_20_Emphasis"><text:span text:style-name="T98">Enabled</text:span></text:span><text:span text:style-name="T105">.</text:span></text:p>
            </text:list-item>
            <text:list-item>
              <text:p text:style-name="P36"><text:span text:style-name="T6"><draw:control text:anchor-type="as-char" draw:z-index="4" draw:style-name="gr1" draw:text-style-name="P48" svg:width="0.35cm" svg:height="0.35cm" draw:control="control5"/></text:span><text:span text:style-name="T6"><text:tab/></text:span><text:span text:style-name="T23">Zorg dat de computer </text:span><text:span text:style-name="T24">geen Secure Boot</text:span><text:span text:style-name="T24"><text:note text:id="ftn1" text:note-class="footnote"><text:note-citation>1</text:note-citation><text:note-body><text:p text:style-name="P9">Opstarten vanaf USB-stick <text:span text:style-name="T132">geeft '</text:span>USB HDD: &lt;volume&gt; has been blocked by the current security policy<text:span text:style-name="T132">'</text:span>.</text:p></text:note-body></text:note></text:span><text:span text:style-name="T24"> gebruikt</text:span><text:span text:style-name="T23">.<text:line-break/><text:tab/><text:tab/>Ga naar </text:span><text:span text:style-name="Strong_20_Emphasis"><text:span text:style-name="T28">Boot</text:span></text:span><text:span text:style-name="T23"> &gt; </text:span><text:span text:style-name="Strong_20_Emphasis"><text:span text:style-name="T29">Secure Boot</text:span></text:span><text:span text:style-name="T23"> en zet </text:span><text:span text:style-name="T25">deze op </text:span><text:span text:style-name="Strong_20_Emphasis"><text:span text:style-name="T29">Disabled</text:span></text:span><text:span text:style-name="T23">.<text:line-break/><text:tab/><text:tab/></text:span><text:span text:style-name="T26">Kies </text:span><text:span text:style-name="Strong_20_Emphasis"><text:span text:style-name="T30">Exit</text:span></text:span><text:span text:style-name="T26"> &gt; </text:span><text:span text:style-name="Strong_20_Emphasis"><text:span text:style-name="T30">Exit Saving Changes</text:span></text:span><text:span text:style-name="T26">.</text:span></text:p>
              <text:p text:style-name="P34"/>
              <text:p text:style-name="P34"/>
            </text:list-item>
          </text:list>
        </text:list-item>
      </text:list>
      <text:p text:style-name="P27"/>
      <text:list xml:id="list93127709618567" text:continue-numbering="true" text:style-name="L1">
        <text:list-item>
          <text:p text:style-name="P46"><text:span text:style-name="T77">Installatie uitvoeren</text:span><text:span text:style-name="T72"> </text:span><text:span text:style-name="Emphasis"><text:span text:style-name="T84">(naast </text:span></text:span><text:span text:style-name="Emphasis"><text:span text:style-name="T88">Checklist installatie </text:span></text:span><text:span text:style-name="Emphasis"><text:span text:style-name="T82"><text:reference-ref text:reference-format="text" text:ref-name="Distributie">Ubuntu</text:reference-ref></text:span></text:span><text:span text:style-name="Emphasis"><text:span text:style-name="T82"><text:s/></text:span></text:span><text:span text:style-name="Emphasis"><text:span text:style-name="T83"><text:reference-ref text:reference-format="text" text:ref-name="Versie">18.04 LTS</text:reference-ref></text:span></text:span><text:span text:style-name="Emphasis"><text:span text:style-name="T82"><text:s/></text:span></text:span><text:span text:style-name="Emphasis"><text:span text:style-name="T82"><text:reference-ref text:reference-format="text" text:ref-name="Editie">desktop</text:reference-ref></text:span></text:span><text:span text:style-name="Emphasis"><text:span text:style-name="T84">)</text:span></text:span><text:span text:style-name="T128"><text:line-break/><text:line-break/><text:tab/><text:tab/><text:tab/><text:tab/></text:span><text:span text:style-name="Citation"><text:span text:style-name="T129">Deze computer beschikt over UEFI </text:span></text:span><text:span text:style-name="Citation"><text:span text:style-name="T131">(staat aan) </text:span></text:span><text:span text:style-name="Citation"><text:span text:style-name="T129">en Secure Boot </text:span></text:span><text:span text:style-name="Citation"><text:span text:style-name="T130">(staat uit)</text:span></text:span></text:p>
          <text:p text:style-name="P28"/>
          <text:list>
            <text:list-item>
              <text:p text:style-name="P37"><text:span text:style-name="Emphasis"><draw:control text:anchor-type="as-char" draw:z-index="1" draw:style-name="gr1" draw:text-style-name="P48" svg:width="0.35cm" svg:height="0.35cm" draw:control="control2"/></text:span><text:span text:style-name="T6"><text:tab/></text:span><text:span text:style-name="T22">Start de computer op vanaf</text:span><text:span text:style-name="T73"> </text:span><text:span text:style-name="T74">een </text:span><text:span text:style-name="T74"><text:reference-ref text:reference-format="text" text:ref-name="Distributie">Ubuntu</text:reference-ref></text:span><text:span text:style-name="T73"><text:s/></text:span><text:span text:style-name="T73"><text:reference-ref text:reference-format="text" text:ref-name="Versie">18.04 LTS</text:reference-ref></text:span><text:span text:style-name="T73"><text:s/></text:span><text:span text:style-name="T73"><text:reference-ref text:reference-format="text" text:ref-name="Editie">desktop</text:reference-ref></text:span><text:span text:style-name="T73"><text:s/></text:span><text:reference-mark-start text:name="Bitbreedte"/><text:span text:style-name="Strong_20_Emphasis"><text:span text:style-name="T75">64</text:span></text:span><text:span text:style-name="Strong_20_Emphasis"><text:span text:style-name="T76">-bit</text:span></text:span><text:reference-mark-end text:name="Bitbreedte"/><text:span text:style-name="T73"> </text:span><text:span text:style-name="Strong_20_Emphasis"><text:span text:style-name="T27">USB-stick</text:span></text:span><text:span text:style-name="T73">.</text:span></text:p>
            </text:list-item>
            <text:list-item>
              <text:p text:style-name="P38"><text:span text:style-name="Emphasis"><text:span text:style-name="T55"><draw:control text:anchor-type="as-char" draw:z-index="15" draw:style-name="gr1" draw:text-style-name="P48" svg:width="0.35cm" svg:height="0.35cm" draw:control="control16"/></text:span></text:span><text:span text:style-name="Strong_20_Emphasis"><text:span text:style-name="T6"><text:tab/></text:span></text:span><text:span text:style-name="Strong_20_Emphasis"><text:span text:style-name="T20">Kies </text:span></text:span><text:span text:style-name="Strong_20_Emphasis"><text:span text:style-name="T48">Install Ubuntu</text:span></text:span><text:span text:style-name="Strong_20_Emphasis"><text:span text:style-name="T20">.</text:span></text:span><text:span text:style-name="Strong_20_Emphasis"><text:span text:style-name="T8"><text:line-break/></text:span></text:span></text:p>
            </text:list-item>
            <text:list-item>
              <text:p text:style-name="P39"><text:span text:style-name="Emphasis"><draw:control text:anchor-type="as-char" draw:z-index="6" draw:style-name="gr1" draw:text-style-name="P48" svg:width="0.35cm" svg:height="0.35cm" draw:control="control7"/></text:span><text:span text:style-name="T6"><text:tab/></text:span><text:span text:style-name="T7">K</text:span><text:span text:style-name="Strong_20_Emphasis"><text:span text:style-name="T136">i</text:span></text:span><text:span text:style-name="Strong_20_Emphasis"><text:span text:style-name="T9">e</text:span></text:span><text:span text:style-name="Strong_20_Emphasis"><text:span text:style-name="T7">s bij </text:span></text:span><text:span text:style-name="Strong_20_Emphasis"><text:span text:style-name="T41">Installatietype</text:span></text:span><text:span text:style-name="Strong_20_Emphasis"><text:span text:style-name="T7"> voor </text:span></text:span><text:span text:style-name="Strong_20_Emphasis"><text:span text:style-name="T41">Iets ander</text:span></text:span><text:span text:style-name="Strong_20_Emphasis"><text:span text:style-name="T7">s en klik op </text:span></text:span><text:span text:style-name="Strong_20_Emphasis"><text:span text:style-name="T41">Verde</text:span></text:span><text:span text:style-name="Strong_20_Emphasis"><text:span text:style-name="T42">r</text:span></text:span><text:span text:style-name="Strong_20_Emphasis"><text:span text:style-name="T9">.</text:span></text:span></text:p>
              <text:p text:style-name="P36"><text:span text:style-name="Strong_20_Emphasis"><text:span text:style-name="T9"/></text:span></text:p>
              <text:list>
                <text:list-item>
                  <text:list>
                    <text:list-item>
                      <text:list>
                        <text:list-header>
                          <text:p text:style-name="P36"><text:span text:style-name="Citation"><text:span text:style-name="T39">Als Windows 8 is hersteld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40"><text:span text:style-name="Emphasis"><draw:control text:anchor-type="as-char" draw:z-index="7" draw:style-name="gr1" draw:text-style-name="P48" svg:width="0.35cm" svg:height="0.35cm" draw:control="control8"/></text:span><text:span text:style-name="T6"><text:tab/></text:span><text:span text:style-name="T11">Maak ruimte voor </text:span><text:span text:style-name="T11"><text:reference-ref text:reference-format="text" text:ref-name="Distributie">Ubuntu</text:reference-ref></text:span><text:span text:style-name="T11"><text:note text:id="ftn2" text:note-class="footnote"><text:note-citation>1</text:note-citation><text:note-body><text:p text:style-name="P12">Deze handelingen zijn nodig na het herstellen van Windows 8.<text:line-break/>Windows 8 maakt dan de volgende partities aan:<text:line-break/>/<text:span text:style-name="T137">dev/sda<text:line-break/></text:span>vrije ruimte<text:tab/><text:tab/><text:tab/><text:tab/><text:tab/><text:span text:style-name="T137">1</text:span> <text:span text:style-name="T137">M</text:span>B<text:line-break/>/dev/sda1<text:tab/>ntfs<text:tab/><text:tab/><text:tab/>419 MB<text:line-break/>/dev/sda2<text:tab/>efi<text:tab/><text:tab/><text:tab/><text:tab/>314 MB<text:tab/><text:tab/><text:span text:style-name="T138">Windows Boot Manager</text:span><text:line-break/>/dev/sda3<text:tab/>onbekend<text:tab/>134 MB<text:line-break/>/dev/sda4<text:tab/>ntfs<text:tab/><text:tab/><text:tab/><text:span text:style-name="T137">232224 M</text:span>B <text:tab/>← deze gaan we gebruiken voor <text:reference-ref text:reference-format="text" text:ref-name="Distributie">Ubuntu</text:reference-ref><text:line-break/>/dev/sda5<text:tab/>ntfs<text:tab/><text:tab/><text:tab/>1<text:span text:style-name="T137">6964 M</text:span>B<text:line-break/>vrije ruimte<text:tab/><text:tab/><text:tab/><text:tab/><text:tab/><text:span text:style-name="T137">0</text:span> <text:span text:style-name="T137">M</text:span>B<text:line-break/>Door dit partitie-schema is de <text:reference-ref text:reference-format="text" text:ref-name="Distributie">Ubuntu</text:reference-ref>-installer niet in staat zelf partities te schalen/aan te maken.</text:p></text:note-body></text:note></text:span><text:span text:style-name="T11">.<text:line-break/><text:tab/><text:tab/></text:span><text:span text:style-name="T12">Klik op </text:span><text:span text:style-name="Strong_20_Emphasis"><text:span text:style-name="T44">/dev/sda4</text:span></text:span><text:span text:style-name="T12"> en vervolgens op </text:span><text:span text:style-name="Strong_20_Emphasis"><text:span text:style-name="T45">Wijzigen</text:span></text:span>.<text:span text:style-name="Emphasis"><text:line-break/></text:span><text:span text:style-name="T12"><text:tab/><text:tab/>Verklein deze partitie tot </text:span><text:span text:style-name="User_20_Entry"><text:span text:style-name="T51">1</text:span></text:span><text:span text:style-name="User_20_Entry"><text:span text:style-name="T52">0</text:span></text:span><text:span text:style-name="User_20_Entry"><text:span text:style-name="T51">0000</text:span></text:span><text:span text:style-name="T12"> MB en klik op </text:span><text:span text:style-name="Strong_20_Emphasis"><text:span text:style-name="T44">OK</text:span></text:span><text:span text:style-name="T12">.</text:span></text:p>
            </text:list-item>
            <text:list-item>
              <text:p text:style-name="P40"><text:span text:style-name="T6"><draw:control text:anchor-type="as-char" draw:z-index="11" draw:style-name="gr1" draw:text-style-name="P48" svg:width="0.35cm" svg:height="0.35cm" draw:control="control12"/></text:span><text:span text:style-name="T6"><text:tab/></text:span><text:span text:style-name="Strong_20_Emphasis"><text:span text:style-name="T7">Klik op </text:span></text:span><text:span text:style-name="Strong_20_Emphasis"><text:span text:style-name="T41">vrij ruimte</text:span></text:span><text:span text:style-name="Strong_20_Emphasis"><text:span text:style-name="T7"> en daarna op </text:span></text:span><text:span text:style-name="Strong_20_Emphasis"><text:span text:style-name="T42">+</text:span></text:span><text:span text:style-name="Strong_20_Emphasis"><text:span text:style-name="T9">.</text:span></text:span></text:p>
            </text:list-item>
            <text:list-item>
              <text:p text:style-name="P41"><text:span text:style-name="Emphasis"><draw:control text:anchor-type="as-char" draw:z-index="8" draw:style-name="gr1" draw:text-style-name="P48" svg:width="0.35cm" svg:height="0.35cm" draw:control="control9"/></text:span><text:span text:style-name="T6"><text:tab/></text:span><text:span text:style-name="Strong_20_Emphasis"><text:span text:style-name="T7">Maak een </text:span></text:span><text:span text:style-name="Strong_20_Emphasis"><text:span text:style-name="T9">nieuwe</text:span></text:span><text:span text:style-name="Strong_20_Emphasis"><text:span text:style-name="T7"> partitie </text:span></text:span><text:span text:style-name="Strong_20_Emphasis"><text:span text:style-name="T18">(wordt /dev/sda6) </text:span></text:span><text:span text:style-name="Strong_20_Emphasis"><text:span text:style-name="T7">met als </text:span></text:span><text:span text:style-name="Strong_20_Emphasis"><text:span text:style-name="T41">Grootte</text:span></text:span><text:span text:style-name="Strong_20_Emphasis"><text:span text:style-name="T7"> </text:span></text:span><text:span text:style-name="User_20_Entry"><text:span text:style-name="T50">1</text:span></text:span><text:span text:style-name="User_20_Entry"><text:span text:style-name="T53">26442</text:span></text:span><text:span text:style-name="User_20_Entry"><text:span text:style-name="T50"> MB</text:span></text:span><text:span text:style-name="Strong_20_Emphasis"><text:span text:style-name="T7"> en als<text:line-break/> <text:tab/></text:span></text:span><text:span text:style-name="Strong_20_Emphasis"><text:span text:style-name="T41">Aankoppelpunt</text:span></text:span><text:span text:style-name="Strong_20_Emphasis"><text:span text:style-name="T7"> </text:span></text:span><text:span text:style-name="Strong_20_Emphasis"><text:span text:style-name="T10">selecteer </text:span></text:span><text:span text:style-name="Strong_20_Emphasis"><text:span text:style-name="T41">/</text:span></text:span><text:span text:style-name="Strong_20_Emphasis"><text:span text:style-name="T7"> en klik op </text:span></text:span><text:span text:style-name="Strong_20_Emphasis"><text:span text:style-name="T41">O</text:span></text:span><text:span text:style-name="Strong_20_Emphasis"><text:span text:style-name="T42">K</text:span></text:span><text:span text:style-name="Strong_20_Emphasis"><text:span text:style-name="T9">.</text:span></text:span></text:p>
            </text:list-item>
            <text:list-item>
              <text:p text:style-name="P41"><text:span text:style-name="Emphasis"><draw:control text:anchor-type="as-char" draw:z-index="9" draw:style-name="gr1" draw:text-style-name="P48" svg:width="0.35cm" svg:height="0.35cm" draw:control="control10"/></text:span><text:span text:style-name="T6"><text:tab/></text:span><text:span text:style-name="Strong_20_Emphasis"><text:span text:style-name="T9">Maak een laatste partitie </text:span></text:span><text:span text:style-name="Strong_20_Emphasis"><text:span text:style-name="T19">(wordt /dev/sda7) </text:span></text:span><text:span text:style-name="Strong_20_Emphasis"><text:span text:style-name="T9">door het klikken op </text:span></text:span><text:span text:style-name="Strong_20_Emphasis"><text:span text:style-name="T42">vrije ruimte</text:span></text:span><text:span text:style-name="Strong_20_Emphasis"><text:span text:style-name="T9"> <text:line-break/><text:tab/><text:tab/></text:span></text:span><text:span text:style-name="Strong_20_Emphasis"><text:span text:style-name="T19">onder </text:span></text:span><text:span text:style-name="Strong_20_Emphasis"><text:span text:style-name="T47">/dev/sda6</text:span></text:span><text:span text:style-name="Strong_20_Emphasis"><text:span text:style-name="T19"> </text:span></text:span><text:span text:style-name="Strong_20_Emphasis"><text:span text:style-name="T9">en vervolgens op </text:span></text:span><text:span text:style-name="Strong_20_Emphasis"><text:span text:style-name="T42">+</text:span></text:span><text:span text:style-name="Strong_20_Emphasis"><text:span text:style-name="T9">.</text:span></text:span><text:span text:style-name="Strong_20_Emphasis"><text:span text:style-name="T6"><text:line-break/><text:tab/><text:tab/></text:span></text:span><text:span text:style-name="T10">B</text:span><text:span text:style-name="T9">ij</text:span><text:span text:style-name="Strong_20_Emphasis"> </text:span><text:span text:style-name="Strong_20_Emphasis"><text:span text:style-name="T42">Gebruiken als</text:span></text:span><text:span text:style-name="Strong_20_Emphasis"><text:span text:style-name="T9"> </text:span></text:span><text:span text:style-name="Strong_20_Emphasis"><text:span text:style-name="T10">s</text:span></text:span><text:span text:style-name="Strong_20_Emphasis"><text:span text:style-name="T9">electeer </text:span></text:span><text:span text:style-name="Strong_20_Emphasis"><text:span text:style-name="T47">W</text:span></text:span><text:span text:style-name="Strong_20_Emphasis"><text:span text:style-name="T43">isselgeheugen</text:span></text:span><text:span text:style-name="Strong_20_Emphasis"><text:span text:style-name="T42"> (swap area)</text:span></text:span><text:span text:style-name="Strong_20_Emphasis"><text:span text:style-name="T9"> en klik op </text:span></text:span><text:span text:style-name="Strong_20_Emphasis"><text:span text:style-name="T42">OK</text:span></text:span><text:span text:style-name="Strong_20_Emphasis"><text:span text:style-name="T9">.</text:span></text:span></text:p>
            </text:list-item>
            <text:list-item>
              <text:p text:style-name="P42"><text:span text:style-name="Emphasis"><draw:control text:anchor-type="as-char" draw:z-index="10" draw:style-name="gr1" draw:text-style-name="P48" svg:width="0.35cm" svg:height="0.35cm" draw:control="control11"/></text:span><text:span text:style-name="T6"><text:tab/></text:span><text:span text:style-name="T7">K</text:span><text:span text:style-name="Strong_20_Emphasis"><text:span text:style-name="T9">li</text:span></text:span><text:span text:style-name="Strong_20_Emphasis"><text:span text:style-name="T7">k </text:span></text:span><text:span text:style-name="Strong_20_Emphasis"><text:span text:style-name="T9">op </text:span></text:span><text:span text:style-name="Strong_20_Emphasis"><text:span text:style-name="T42">Inst</text:span></text:span><text:span text:style-name="Strong_20_Emphasis"><text:span text:style-name="T41">a</text:span></text:span><text:span text:style-name="Strong_20_Emphasis"><text:span text:style-name="T42">ll</text:span></text:span><text:span text:style-name="Strong_20_Emphasis"><text:span text:style-name="T41">e</text:span></text:span><text:span text:style-name="Strong_20_Emphasis"><text:span text:style-name="T42">e</text:span></text:span><text:span text:style-name="Strong_20_Emphasis"><text:span text:style-name="T41">r n</text:span></text:span><text:span text:style-name="Strong_20_Emphasis"><text:span text:style-name="T42">u</text:span></text:span><text:span text:style-name="Strong_20_Emphasis"><text:span text:style-name="T9"> </text:span></text:span><text:span text:style-name="Strong_20_Emphasis"><text:span text:style-name="T21">en daarna op </text:span></text:span><text:span text:style-name="Strong_20_Emphasis"><text:span text:style-name="T49">Verder</text:span></text:span><text:span text:style-name="Strong_20_Emphasis"><text:span text:style-name="T21">.</text:span></text:span></text:p>
            </text:list-item>
          </text:list>
          <text:p text:style-name="P30"/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0"><text:span text:style-name="Citation"><text:span text:style-name="T119">Eénmalig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31"><text:span text:style-name="T106"><draw:control text:anchor-type="as-char" draw:z-index="2" draw:style-name="gr1" draw:text-style-name="P48" svg:width="0.35cm" svg:height="0.35cm" draw:control="control3"/></text:span><text:span text:style-name="T106"><text:tab/></text:span><text:span text:style-name="T115">Om de </text:span><text:span text:style-name="T113">opstartvolgorde</text:span><text:span text:style-name="T113"><text:note text:id="ftn3" text:note-class="footnote"><text:note-citation>2</text:note-citation><text:note-body><text:p text:style-name="P10">Als de 'Boot priority order' niet wordt gewijzigd zal de 'Windows Boot Manager on /dev/sda2@/EFI/Microsoft/Boot/bootmgfw.efi' <text:span text:style-name="T133">(alleen) </text:span>Windows 8 starten. <text:line-break/>De <text:reference-ref text:reference-format="text" text:ref-name="Distributie">Ubuntu</text:reference-ref><text:s/>opstartlader zal na wijziging van deze volgorde de optie geven om zowel <text:reference-ref text:reference-format="text" text:ref-name="Distributie">Ubuntu</text:reference-ref><text:s/>als Windows te starten.</text:p></text:note-body></text:note></text:span><text:span text:style-name="T113"> </text:span><text:span text:style-name="T115">te wijzigen d</text:span><text:span text:style-name="T108">ruk de</text:span><text:span text:style-name="T105"> </text:span><text:span text:style-name="Strong_20_Emphasis"><text:span text:style-name="T97">F2</text:span></text:span><text:span text:style-name="T105">-toets</text:span><text:span text:style-name="T109"> bij het opstarten van de <text:line-break/><text:tab/><text:tab/>PC.</text:span><text:span text:style-name="T105"><text:line-break/> <text:tab/>Ga naar </text:span><text:span text:style-name="Strong_20_Emphasis"><text:span text:style-name="T100">Boot</text:span></text:span><text:span text:style-name="T105"> </text:span><text:span text:style-name="T112">en onder</text:span><text:span text:style-name="T105"> </text:span><text:span text:style-name="Strong_20_Emphasis"><text:span text:style-name="T98">Boot </text:span></text:span><text:span text:style-name="Strong_20_Emphasis"><text:span text:style-name="T100">priority order</text:span></text:span><text:span text:style-name="Strong_20_Emphasis"><text:span text:style-name="T98"> </text:span></text:span><text:span text:style-name="T105">zet </text:span><text:span text:style-name="Strong_20_Emphasis"><text:span text:style-name="T120"><text:reference-ref text:reference-format="text" text:ref-name="Distributie">Ubuntu</text:reference-ref></text:span></text:span><text:span text:style-name="T112"><text:s/>op de eerste positie<text:line-break/><text:tab/> <text:tab/>met de </text:span><text:span text:style-name="Strong_20_Emphasis"><text:span text:style-name="T120">F6</text:span></text:span><text:span text:style-name="T112">-toets.</text:span><text:span text:style-name="T105"><text:line-break/> <text:tab/></text:span><text:span text:style-name="T111">Kies </text:span><text:span text:style-name="Strong_20_Emphasis"><text:span text:style-name="T99">Exit</text:span></text:span><text:span text:style-name="T111"> &gt; </text:span><text:span text:style-name="Strong_20_Emphasis"><text:span text:style-name="T99">Exit Saving Changes</text:span></text:span><text:span text:style-name="T111">.</text:span></text:p>
            </text:list-item>
          </text:list>
        </text:list-item>
      </text:list>
      <text:p text:style-name="P4"/>
      <text:list xml:id="list9312730622878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3"><text:span text:style-name="Citation"><text:span text:style-name="T39">Als Windows 8 </text:span></text:span><text:span text:style-name="Citation"><text:span text:style-name="T40">niet is </text:span></text:span><text:span text:style-name="Citation"><text:span text:style-name="T39">hersteld</text:span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list>
            <text:list-item>
              <text:p text:style-name="P43"><text:span text:style-name="Emphasis"><draw:control text:anchor-type="as-char" draw:z-index="13" draw:style-name="gr1" draw:text-style-name="P48" svg:width="0.35cm" svg:height="0.35cm" draw:control="control14"/></text:span><text:span text:style-name="T6"><text:tab/></text:span><text:span text:style-name="Strong_20_Emphasis"><text:span text:style-name="T12">Klik op </text:span></text:span><text:span text:style-name="Strong_20_Emphasis"><text:span text:style-name="T44">/dev/sda</text:span></text:span><text:span text:style-name="Strong_20_Emphasis"><text:span text:style-name="T46">6</text:span></text:span><text:span text:style-name="Strong_20_Emphasis"><text:span text:style-name="T12"> en vervolgens op </text:span></text:span><text:span text:style-name="Strong_20_Emphasis"><text:span text:style-name="T45">Wijzigen</text:span></text:span><text:span text:style-name="Strong_20_Emphasis"><text:span text:style-name="T42">.</text:span></text:span></text:p>
            </text:list-item>
            <text:list-item>
              <text:p text:style-name="P43"><text:span text:style-name="Emphasis"><text:span text:style-name="T54"><draw:control text:anchor-type="as-char" draw:z-index="14" draw:style-name="gr1" draw:text-style-name="P48" svg:width="0.35cm" svg:height="0.35cm" draw:control="control15"/></text:span></text:span><text:span text:style-name="Strong_20_Emphasis"><text:span text:style-name="T6"><text:tab/></text:span></text:span><text:span text:style-name="Strong_20_Emphasis"><text:span text:style-name="T17">Bij </text:span></text:span><text:span text:style-name="Strong_20_Emphasis"><text:span text:style-name="T46">Gebruiken als</text:span></text:span><text:span text:style-name="Strong_20_Emphasis"><text:span text:style-name="T17"> selecteer </text:span></text:span><text:span text:style-name="Strong_20_Emphasis"><text:span text:style-name="T46">Ext4 loggend bestandssysteem</text:span></text:span><text:span text:style-name="Strong_20_Emphasis"><text:span text:style-name="T17">, vink </text:span></text:span><text:span text:style-name="Strong_20_Emphasis"><text:span text:style-name="T46">Partitie <text:line-break/><text:tab/><text:tab/>formatteren</text:span></text:span><text:span text:style-name="Strong_20_Emphasis"><text:span text:style-name="T17"> aan, bij </text:span></text:span><text:span text:style-name="Strong_20_Emphasis"><text:span text:style-name="T46">Aankoppelpunt</text:span></text:span><text:span text:style-name="Strong_20_Emphasis"><text:span text:style-name="T17"> selecteer </text:span></text:span><text:span text:style-name="Strong_20_Emphasis"><text:span text:style-name="T46">/</text:span></text:span><text:span text:style-name="Strong_20_Emphasis"><text:span text:style-name="T17"> </text:span></text:span><text:span text:style-name="Strong_20_Emphasis"><text:span text:style-name="T7">en klik op </text:span></text:span><text:span text:style-name="Strong_20_Emphasis"><text:span text:style-name="T41">O</text:span></text:span><text:span text:style-name="Strong_20_Emphasis"><text:span text:style-name="T42">K</text:span></text:span><text:span text:style-name="Strong_20_Emphasis"><text:span text:style-name="T9">.</text:span></text:span></text:p>
            </text:list-item>
            <text:list-item>
              <text:p text:style-name="P32"><text:span text:style-name="Emphasis"><draw:control text:anchor-type="as-char" draw:z-index="12" draw:style-name="gr1" draw:text-style-name="P48" svg:width="0.35cm" svg:height="0.35cm" draw:control="control13"/></text:span><text:span text:style-name="T106"><text:tab/></text:span><text:span text:style-name="T114">K</text:span><text:span text:style-name="Strong_20_Emphasis"><text:span text:style-name="T101">li</text:span></text:span><text:span text:style-name="Strong_20_Emphasis"><text:span text:style-name="T102">k </text:span></text:span><text:span text:style-name="Strong_20_Emphasis"><text:span text:style-name="T101">op </text:span></text:span><text:span text:style-name="Strong_20_Emphasis"><text:span text:style-name="T121">Inst</text:span></text:span><text:span text:style-name="Strong_20_Emphasis"><text:span text:style-name="T122">a</text:span></text:span><text:span text:style-name="Strong_20_Emphasis"><text:span text:style-name="T121">ll</text:span></text:span><text:span text:style-name="Strong_20_Emphasis"><text:span text:style-name="T122">e</text:span></text:span><text:span text:style-name="Strong_20_Emphasis"><text:span text:style-name="T121">e</text:span></text:span><text:span text:style-name="Strong_20_Emphasis"><text:span text:style-name="T122">r n</text:span></text:span><text:span text:style-name="Strong_20_Emphasis"><text:span text:style-name="T121">u</text:span></text:span><text:span text:style-name="Strong_20_Emphasis"><text:span text:style-name="T101"> </text:span></text:span><text:span text:style-name="Strong_20_Emphasis"><text:span text:style-name="T103">en daarna op </text:span></text:span><text:span text:style-name="Strong_20_Emphasis"><text:span text:style-name="T123">Verder</text:span></text:span><text:span text:style-name="Strong_20_Emphasis"><text:span text:style-name="T103">.</text:span></text:span></text:p>
            </text:list-item>
          </text:list>
        </text:list-item>
        <text:list-item>
          <text:p text:style-name="P47"><text:span text:style-name="T77">Installatie afronden</text:span><text:span text:style-name="T72"> (naast </text:span><text:span text:style-name="T78">Checklist installatie </text:span><text:span text:style-name="T79"><text:reference-ref text:reference-format="text" text:ref-name="Distributie">Ubuntu</text:reference-ref></text:span><text:span text:style-name="T79"><text:s/></text:span><text:span text:style-name="T80"><text:reference-ref text:reference-format="text" text:ref-name="Versie">18.04 LTS</text:reference-ref></text:span><text:span text:style-name="T79"><text:s/></text:span><text:span text:style-name="T79"><text:reference-ref text:reference-format="text" text:ref-name="Editie">desktop</text:reference-ref></text:span><text:span text:style-name="T72">)</text:span></text:p>
          <text:p text:style-name="P25"/>
          <text:list>
            <text:list-item text:start-value="1">
              <text:p text:style-name="P44"><text:span text:style-name="T6"><draw:control text:anchor-type="as-char" draw:z-index="3" draw:style-name="gr1" draw:text-style-name="P48" svg:width="0.35cm" svg:height="0.35cm" draw:control="control4"/></text:span><text:span text:style-name="T6"><text:tab/></text:span></text:p>
            </text:list-item>
          </text:list>
        </text:list-item>
      </text:list>
      <text:p text:style-name="Standard"><text:span text:style-name="Strong_20_Emphasis"><text:span text:style-name="T3"><text:line-break/></text:span></text:span></text:p>
      <text:list xml:id="list93125732762000" text:continue-numbering="true" text:style-name="L1">
        <text:list-item>
          <text:p text:style-name="P45"><text:span text:style-name="T81">Gebruiker inrichten </text:span><text:span text:style-name="T72">(naast </text:span><text:span text:style-name="T78">Checklist installatie </text:span><text:span text:style-name="T79"><text:reference-ref text:reference-format="text" text:ref-name="Distributie">Ubuntu</text:reference-ref></text:span><text:span text:style-name="T79"><text:s/></text:span><text:span text:style-name="T80"><text:reference-ref text:reference-format="text" text:ref-name="Versie">18.04 LTS</text:reference-ref></text:span><text:span text:style-name="T79"><text:s/></text:span><text:span text:style-name="T79"><text:reference-ref text:reference-format="text" text:ref-name="Editie">desktop</text:reference-ref></text:span><text:span text:style-name="T72">)</text:span></text:p>
          <text:p text:style-name="P26"/>
          <text:list>
            <text:list-item text:start-value="1">
              <text:p text:style-name="P45"><text:span text:style-name="T6"><draw:control text:anchor-type="as-char" draw:z-index="16" draw:style-name="gr1" draw:text-style-name="P48" svg:width="0.35cm" svg:height="0.35cm" draw:control="control17"/></text:span><text:span text:style-name="T6"><text:tab/></text:span></text:p>
            </text:list-item>
          </text:list>
          <text:p text:style-name="P15"><text:span text:style-name="Strong_20_Emphasis"><text:span text:style-name="T3"/></text:span></text:p>
          <text:p text:style-name="P19"/>
          <text:p text:style-name="P20"><text:span text:style-name="T33">De installatie van </text:span><text:span text:style-name="T33"><text:reference-ref text:reference-format="text" text:ref-name="Distributie">Ubuntu</text:reference-ref></text:span><text:span text:style-name="T33"><text:s/></text:span><text:span text:style-name="T36"><text:reference-ref text:reference-format="text" text:ref-name="Versie">18.04 LTS</text:reference-ref></text:span><text:span text:style-name="T33"><text:s/></text:span><text:span text:style-name="T33"><text:reference-ref text:reference-format="text" text:ref-name="Editie">desktop</text:reference-ref></text:span><text:span text:style-name="T33"><text:s/></text:span><text:span text:style-name="T37">op </text:span><text:span text:style-name="T37"><text:reference-ref text:reference-format="text" text:ref-name="Computernaam">pc04</text:reference-ref></text:span><text:span text:style-name="T37"><text:s/></text:span><text:span text:style-name="T33">is voltooid.<text:line-break/></text:span></text:p>
          <text:p text:style-name="P21"><text:span text:style-name="T125">Einde c</text:span><text:span text:style-name="T38">hecklist.</text:span><text:span text:style-name="T33"><text:line-break/><text:line-break/></text:span><text:span text:style-name="T34">Deze c</text:span><text:span text:style-name="T35">hecklist is g</text:span><text:span text:style-name="T31">emaakt door Karel Zimmer</text:span><text:span text:style-name="Strong_20_Emphasis"><text:span text:style-name="T32"> </text:span></text:span><text:span text:style-name="T31">(</text:span><text:a xlink:type="simple" xlink:href="http://karelzimmer.nl/" text:style-name="Internet_20_link" text:visited-style-name="Visited_20_Internet_20_Link"><text:span text:style-name="Internet_20_link"><text:span text:style-name="T104">karelzimmer.nl</text:span></text:span></text:a><text:span text:style-name="T31">, </text:span><text:a xlink:type="simple" xlink:href="mailto:info@karelzimmer.nl" text:style-name="Internet_20_link" text:visited-style-name="Visited_20_Internet_20_Link"><text:span text:style-name="Internet_20_link"><text:span text:style-name="T124">info@karelzimmer.nl</text:span></text:span></text:a><text:span text:style-name="T31">).</text:span><text:span text:style-name="Strong_20_Emphasis"><text:span text:style-name="T32"><text:note text:id="ftn4" text:note-class="footnote"><text:note-citation text:label="©">©</text:note-citation><text:note-body><text:p text:style-name="P11">Dit werk valt onder een Creative Commons Naamsvermelding-GelijkDelen 4.0 Internationaal licentie.</text:p></text:note-body></text:note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Tahoma1" svg:font-family="Tahoma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style:font-size-asian="9.60000038146973pt" style:font-size-complex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Ubuntu" fo:font-family="Ubuntu" style:font-style-name="Standaard" style:font-pitch="variable" fo:font-size="12pt" fo:font-style="italic" fo:font-weight="250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18.04 LTS desktop pc04</text:file-name><text:tab/><text:date style:data-style-name="N36" text:date-value="2018-10-16T09:31:25.549539956">16-10-2018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3</text:page-number><text:s/><text:span text:style-name="MT2">van </text:span><text:page-count style:num-format="1">3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subject>Installatie PC software</dc:subject>
    <meta:initial-creator>Karel Zimmer</meta:initial-creator>
    <meta:creation-date>1995-11-21T17:41:00</meta:creation-date>
    <dc:date>2018-10-16T09:31:25.456719057</dc:date>
    <meta:printed-by>Karel Zimmer</meta:printed-by>
    <meta:print-date>2010-10-15T14:58:44</meta:print-date>
    <meta:keyword>Installatie</meta:keyword>
    <meta:keyword>Checklist</meta:keyword>
    <meta:keyword>Linux</meta:keyword>
    <meta:editing-cycles>2025</meta:editing-cycles>
    <meta:editing-duration>P4DT20H29M10S</meta:editing-duration>
    <dc:creator>Karel Zimmer</dc:creator>
    <meta:document-statistic meta:table-count="0" meta:image-count="0" meta:object-count="0" meta:page-count="3" meta:paragraph-count="42" meta:word-count="553" meta:character-count="3558" meta:non-whitespace-character-count="2972"/>
    <meta:user-defined meta:name="Info 1"/>
    <meta:user-defined meta:name="Info 2"/>
    <meta:user-defined meta:name="Info 3"/>
    <meta:user-defined meta:name="Info 4"/>
  </office:meta>
</office:document-meta>
</file>